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indent="0cm" style:auto-text-indent="false"/>
      <style:text-properties officeooo:rsid="0023ec7e" officeooo:paragraph-rsid="0023ec7e"/>
    </style:style>
    <style:style style:name="P2" style:family="paragraph" style:parent-style-name="Heading_20_1">
      <style:text-properties officeooo:rsid="0020a74c" officeooo:paragraph-rsid="0020a74c"/>
    </style:style>
    <style:style style:name="P3" style:family="paragraph" style:parent-style-name="Standard" style:list-style-name="L1"/>
    <style:style style:name="P4" style:family="paragraph" style:parent-style-name="Standard" style:list-style-name="L2"/>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Contrat Cadre de prestation de développement informatique</text:h>
      <text:h text:style-name="Heading_20_2" text:outline-level="2">Entre les soussignés :</text:h>
      <text:p text:style-name="Standard">Ce contrat cadre de prestation de services (ci-après dénommé le "Contrat") est conclu entre :</text:p>
      <text:p text:style-name="Standard"/>
      <text:list text:style-name="L1">
        <text:list-item>
          <text:p text:style-name="P3">[Nom de l'entreprise cliente], une société [forme juridique] dont le siège social est situé à [adresse], immatriculée au Registre du Commerce et des Sociétés de [ville] sous le numéro [numéro], représentée par [nom du représentant], en qualité de [titre du représentant], dûment habilité aux fins des présentes (ci-après dénommée le "Client"),</text:p>
        </text:list-item>
      </text:list>
      <text:p text:style-name="Standard"/>
      <text:p text:style-name="Standard">Et</text:p>
      <text:p text:style-name="Standard"/>
      <text:list text:style-name="L2">
        <text:list-item>
          <text:p text:style-name="P4">[Nom du prestataire], une société [forme juridique] dont le siège social est situé à [adresse], immatriculée au Registre du Commerce et des Sociétés de [ville] sous le numéro [numéro], représentée par [nom du représentant], en qualité de [titre du représentant], dûment habilité aux fins des présentes (ci-après dénommée le "Prestataire").</text:p>
        </text:list-item>
      </text:list>
      <text:h text:style-name="Heading_20_2" text:outline-level="2">Préambule :</text:h>
      <text:p text:style-name="Standard">Le Client souhaite bénéficier des services du Prestataire pour le développement d'une application logicielle (ci-après dénommée l'"Application"). Le Prestataire dispose des compétences et des ressources nécessaires pour fournir les services demandés. Les parties ont donc décidé de conclure le présent Contrat afin de définir les conditions et modalités de cette collaboration.</text:p>
      <text:p text:style-name="Standard"/>
      <text:h text:style-name="Heading_20_2" text:outline-level="2">Article 1</text:h>
      <text:p text:style-name="P1"/>
      <text:p text:style-name="P1">Lorem ipsum dolor sit amet, consectetur adipiscing elit. Morbi non tincidunt magna, at dictum est. Quisque maximus sem ullamcorper ornare pharetra. Proin congue libero id orci <text:soft-page-break/>luctus eleifend. Praesent suscipit velit quis suscipit porttitor. Nullam vehicula enim sit amet dui porttitor finibus ac id enim. Quisque nulla ex, viverra vel sapien sit amet, consectetur imperdiet libero. Duis sagittis libero massa, at tempus risus condimentum quis. Aliquam imperdiet sodales orci vitae porttitor. Vivamus risus ante, ornare non eros sed, vehicula mattis est. Proin eleifend dolor sed justo pharetra sagittis. Morbi elit tortor, mattis et efficitur non, ornare vel magna. Quisque a enim eu diam luctus facilisis at quis nulla.</text:p>
      <text:h text:style-name="Heading_20_2" text:outline-level="2">Article 2</text:h>
      <text:p text:style-name="P1">Maecenas non sagittis nisi, tempor laoreet erat. Vestibulum scelerisque hendrerit rutrum. Nullam et nisi imperdiet, consequat dolor et, efficitur odio. In in magna felis. Nam venenatis facilisis molestie. Pellentesque urna nisl, ornare vitae eros id, consequat commodo magna. Aenean sem ipsum, dapibus vel ex sit amet, hendrerit lacinia tortor. Aliquam vel auctor tellus. Aenean nisl lorem, lacinia in lectus vel, maximus gravida mauris. Sed consequat neque quis mi porta dictum et at massa. Vivamus sed tellus eu erat consectetur interdum quis ut tortor. Phasellus dignissim ut neque eget maximus.</text:p>
      <text:h text:style-name="Heading_20_2" text:outline-level="2">Section 1</text:h>
      <text:h text:style-name="Heading_20_3" text:outline-level="3">Article 3</text:h>
      <text:p text:style-name="P1">Phasellus vel turpis in risus posuere ullamcorper. Ut vulputate euismod iaculis. Aliquam aliquet venenatis lacus non ultricies. Vivamus eleifend blandit posuere. Etiam laoreet at nulla eget ultricies. In ultrices dui quis augue tristique feugiat. Suspendisse vitae tincidunt mi. Class aptent taciti sociosqu ad litora torquent per conubia nostra, per inceptos himenaeos. Morbi urna diam, facilisis semper dictum at, mollis a metus. Fusce a blandit nisl, ac congue ex. Aliquam sit amet dui in ante pellentesque gravida vel eget leo. Duis posuere sagittis orci a viverra. Duis vel tortor et dolor viverra tincidunt a at enim. Suspendisse at accumsan felis. Integer sagittis blandit massa vitae aliquam.</text:p>
      <text:h text:style-name="Heading_20_3" text:outline-level="3">Article 4</text:h>
      <text:p text:style-name="P1">Nunc nec dolor sed mauris dictum semper. Cras ornare commodo urna, sit amet fermentum eros luctus sed. Vestibulum risus arcu, tristique at quam et, pellentesque faucibus odio. Ut sed metus et neque volutpat laoreet. Fusce tempus elementum ligula, ut tincidunt lorem facilisis sed. Sed hendrerit tincidunt magna, et blandit lacus auctor id. Phasellus tincidunt tellus est, non condimentum odio ornare nec. Nunc nulla urna, euismod ac elit eu, tempor congue enim. Praesent porttitor sed odio in tincidunt. Cras ullamcorper leo vel eros faucibus blandit. Fusce in lobortis metus. Phasellus nisi metus, maximus ut urna ac, congue finibus nunc. Pellentesque tempus diam quis interdum molesti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6cm" fo:margin-bottom="0.6cm" style:contextual-spacing="true" fo:line-height="115%" fo:text-indent="0.6cm" style:auto-text-indent="false" style:page-number="auto"/>
      <style:text-properties style:font-name="Liberation Sans1" fo:font-family="'Liberation Sans'"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master-page-name="">
      <style:paragraph-properties fo:margin-top="2cm" fo:margin-bottom="2cm" style:contextual-spacing="false" fo:text-align="center" style:justify-single-word="false" style:page-number="auto"/>
      <style:text-properties fo:font-variant="small-caps" fo:font-size="16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0:05:32.632736002</meta:creation-date>
    <meta:editing-cycles>3</meta:editing-cycles>
    <meta:editing-duration>PT14H14M52S</meta:editing-duration>
    <dc:date>2024-06-26T13:23:48.599539824</dc:date>
    <meta:generator>LibreOffice/24.2.4.2$Linux_X86_64 LibreOffice_project/420$Build-2</meta:generator>
    <meta:document-statistic meta:table-count="0" meta:image-count="0" meta:object-count="0" meta:page-count="2" meta:paragraph-count="17" meta:word-count="599" meta:character-count="3998" meta:non-whitespace-character-count="3418"/>
  </office:meta>
</office:document-meta>
</file>